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Standard">DGO4 - Direction générale opérationnelle</text:p><text:p text:style-name="Standard">Aménagement du Territoire, Logement, Patrimoine et Energie</text:p><text:p text:style-name="Standard">Place Léopold, 3 – Immeuble « BIBOT »</text:p><text:p text:style-name="Standard">5000 Namur</text:p><text:p text:style-name="P4">RECOMMAND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1"/>
      <text:p text:style-name="P12"/>
      <text:p text:style-name="P3"><text:span text:style-name="T3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P9">Vos références : <text:text-input text:description="Référence DGATLP">self.getReferenceDGATLP() </text:text-input></text:p>
      <text:p text:style-name="Standard"/>
      <text:p text:style-name="P7"><office:annotation><dc:creator>Gauthier Bastien</dc:creator><dc:date>2011-02-16T16:12:24</dc:date><text:p text:style-name="P13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3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/text:p>
      <text:p text:style-name="Standard"/>
      <text:p text:style-name="Standard"/>
      <text:p text:style-name="P10"><text:tab/>Monsieur, Madame,</text:p>
      <text:p text:style-name="P10"/>
      <text:p text:style-name="Standard">En réponse à votre correspondance du [XXX] relative à l'objet sous rubrique, nous vous prions de trouver ci-après une copie de l'avis visé à l'article 336 (annexe 26) du Code Wallon de l’Aménagement du Territoire, de l’Urbanisme et du Patrimoine</text:p>
      <text:p text:style-name="Standard"/>
      <text:p text:style-name="Standard">Nous vous en souhaitons bonne réception et vous prions d’agréer, Madame, Monsieur, nos salutations distinguées.</text:p>
      <text:p text:style-name="Standard"/>
      <text:p text:style-name="P5"/>
      <text:p text:style-name="P8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3"><text:span text:style-name="T9">do text</text:span></text:p><text:p text:style-name="P13"><text:span text:style-name="T9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1:55:39</dc:date>
    <dc:language>fr-FR</dc:language>
    <meta:editing-cycles>60</meta:editing-cycles>
    <meta:editing-duration>PT31H55M04S</meta:editing-duration>
    <dc:creator>Gauthier Bastien</dc:creator>
    <meta:document-statistic meta:table-count="0" meta:image-count="0" meta:object-count="0" meta:page-count="1" meta:paragraph-count="18" meta:word-count="109" meta:character-count="890"/>
    <meta:user-defined meta:name="Info 1"/>
    <meta:user-defined meta:name="Info 2"/>
    <meta:user-defined meta:name="Info 3"/>
    <meta:user-defined meta:name="Info 4"/>
  </office:meta>
</office:document-meta>
</file>